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9681in" fo:margin-right="0in" fo:text-indent="-1.9689in" style:auto-text-indent="false"/>
    </style:style>
    <style:style style:name="P2" style:family="paragraph" style:parent-style-name="Standard" style:master-page-name="Standard">
      <style:paragraph-properties fo:margin-left="1.9681in" fo:margin-right="0in" fo:text-indent="-1.9689in" style:auto-text-indent="false" style:page-number="1"/>
    </style:style>
    <style:style style:name="P3" style:family="paragraph" style:parent-style-name="Standard">
      <style:paragraph-properties fo:margin-left="1.9681in" fo:margin-right="0in" fo:text-indent="-1.9681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MIN1 <text:s text:c="15"/></text:p>
      <text:p text:style-name="P1"><text:s text:c="15"/></text:p>
      <text:p text:style-name="P1">ARTES <text:s text:c="30"/></text:p>
      <text:p text:style-name="P3">ARTES <text:s text:c="33"/></text:p>
      <text:p text:style-name="P3">UNIDADE DE INFORMÁTICA <text:s text:c="16"/></text:p>
      <text:p text:style-name="P4">UNIDADE DE INFORMÁTICA <text:s text:c="34"/></text:p>
      <text:p text:style-name="Standard">PROGRAMAÇÃO E ALGORITMO <text:s text:c="22"/></text:p>
      <text:p text:style-name="Standard">PROGRAMAÇÃO E ALGORITMO <text:s text:c="5"/></text:p>
      <text:p text:style-name="Standard">PORTUGUÊS</text:p>
      <text:p text:style-name="Standard">PORTUGUÊS</text:p>
      <text:p text:style-name="Standard"/>
      <text:p text:style-name="Standard">BIOLOGIA <text:s text:c="3"/></text:p>
      <text:p text:style-name="Standard">BIOLOGIA</text:p>
      <text:p text:style-name="Standard">FÍSICA<text:line-break/>FÍSICA<text:line-break/>INTERFACES WEB I</text:p>
      <text:p text:style-name="Standard">INTERFACES WEB I</text:p>
      <text:p text:style-name="Standard"/>
      <text:p text:style-name="Standard"/>
      <text:p text:style-name="Standard"/>
      <text:p text:style-name="Standard">ARTE DIGITAL <text:s/></text:p>
      <text:p text:style-name="Standard">ARTE DIGITAL <text:s text:c="86"/></text:p>
      <text:p text:style-name="Standard">QUÍMICA <text:s text:c="22"/><text:line-break/>QUÍMICA</text:p>
      <text:p text:style-name="Standard">ESTUDOS AVANÇADOS DE MATEMÁTICA <text:s/>E SUAS TECNOLOGIAS<text:line-break/>APLICATIVOS PARA WEB <text:s text:c="26"/></text:p>
      <text:p text:style-name="Standard">APLICATIVOS PARA WEB <text:s text:c="24"/></text:p>
      <text:p text:style-name="Standard">PORTUGUÊS <text:s text:c="23"/></text:p>
      <text:p text:style-name="Standard"/>
      <text:p text:style-name="Standard"><text:soft-page-break/>EDUCAÇÃO FÍSICA <text:s text:c="25"/></text:p>
      <text:p text:style-name="Standard">EDUCAÇÃO FÍSICA <text:s text:c="22"/></text:p>
      <text:p text:style-name="Standard">PRÁTICAS DE EMPREENDEDORISMO <text:s text:c="10"/></text:p>
      <text:p text:style-name="Standard">PRÁTICAS DE EMPREENDEDORISMO <text:s text:c="13"/></text:p>
      <text:p text:style-name="Standard">MATEMÁTICA <text:s text:c="23"/></text:p>
      <text:p text:style-name="Standard">PROGRAMAÇÃO E ALGORITMO <text:s text:c="20"/></text:p>
      <text:p text:style-name="Standard"><text:s text:c="39"/></text:p>
      <text:p text:style-name="Standard"/>
      <text:p text:style-name="Standard"/>
      <text:p text:style-name="Standard">INGLÊS <text:s text:c="26"/><text:line-break/>INGLÊS</text:p>
      <text:p text:style-name="Standard">ÉTICA<text:line-break/>MATEMÁTICA <text:s/></text:p>
      <text:p text:style-name="Standard">MATEMÁTICA <text:s text:c="24"/><text:line-break/>LABORATÓRIO DE INVESTIGAÇÃO CIENTÍFICA <text:s text:c="5"/></text:p>
      <text:p text:style-name="Standard">LABORATÓRIO DE INVESTIGAÇÃO CIENTÍFICA <text:s text:c="10"/></text:p>
      <text:p text:style-name="Standard">ESTUDOS AVANÇADOS DE CIÊNCIAS HUMANAS E DA NATUREZA <text:s text:c="13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82" meta:character-count="1223" meta:non-whitespace-character-count="558"/>
    <meta:generator>LibreOfficeDev/6.0.5.2$Linux_X86_64 LibreOffice_project/</meta:generator>
  </office:meta>
</office:document-meta>
</file>